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8.6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91.pm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s in Machine Translation in IBM</text:p>
          </table:table-cell>
          <table:table-cell office:value-type="string" calcext:value-type="string">
            <text:p>Mori Rimon and Michael McCord and Ulrike Schwall and Pilar Martínez</text:p>
          </table:table-cell>
          <table:table-cell table:number-columns-repeated="3"/>
          <table:table-cell office:value-type="string" calcext:value-type="string">
            <text:p>Part I: Project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hitecture Sketch of EUROTRA-II</text:p>
          </table:table-cell>
          <table:table-cell office:value-type="string" calcext:value-type="string">
            <text:p>Jörg Schütz and George Thurmair and Roberto Cencioni</text:p>
          </table:table-cell>
          <table:table-cell table:number-columns-repeated="3"/>
          <table:table-cell office:value-type="string" calcext:value-type="string">
            <text:p>Part I: Project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Machine Translation Systems in the Future</text:p>
          </table:table-cell>
          <table:table-cell office:value-type="string" calcext:value-type="string">
            <text:p>Hozumi Tanaka</text:p>
          </table:table-cell>
          <table:table-cell office:value-type="string" calcext:value-type="string">
            <text:p>http://www.mt-archive.info/Nirenburg-1993-Tanaka.pdf</text:p>
          </table:table-cell>
          <table:table-cell table:number-columns-repeated="2"/>
          <table:table-cell office:value-type="string" calcext:value-type="string">
            <text:p>Part I: Project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ech Translation at ATR</text:p>
          </table:table-cell>
          <table:table-cell office:value-type="string" calcext:value-type="string">
            <text:p>Akira Kurematsu</text:p>
          </table:table-cell>
          <table:table-cell office:value-type="string" calcext:value-type="string">
            <text:p>http://www.mt-archive.info/Nirenburg-1993-Kurematsu.pdf</text:p>
          </table:table-cell>
          <table:table-cell table:number-columns-repeated="2"/>
          <table:table-cell office:value-type="string" calcext:value-type="string">
            <text:p>Part I: Project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: A Multilingual Machine Translator</text:p>
          </table:table-cell>
          <table:table-cell office:value-type="string" calcext:value-type="string">
            <text:p>David Farwell and Yorick Wilks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Techniques in Chinese</text:p>
          </table:table-cell>
          <table:table-cell office:value-type="string" calcext:value-type="string">
            <text:p>Wanying Jin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ing Language-Specific Semantic Distinctions in Interlingua-Based MT</text:p>
          </table:table-cell>
          <table:table-cell office:value-type="string" calcext:value-type="string">
            <text:p>James Barnen and Inderjeet Mani and Elaine Rich and Chinatsu Aone and Kevin Knightand Juan Carlos Martinez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ying an experimental MT system to a realistic problem</text:p>
          </table:table-cell>
          <table:table-cell office:value-type="string" calcext:value-type="string">
            <text:p>Pierrette Bouillon and Katharina Boesefeldt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hTran: A Corpus-based Statistics-oriented English-Chinese Machine Translation System</text:p>
          </table:table-cell>
          <table:table-cell office:value-type="string" calcext:value-type="string">
            <text:p>Shu-Chuan Chen and Jing-Shin Chang and Jong-Nae Wang and Keh-Yih Su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ETAL System. Status</text:p>
          </table:table-cell>
          <table:table-cell office:value-type="string" calcext:value-type="string">
            <text:p>Thomas Schneider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fficient Interlingua Translation System for Multi-lingual Document Production</text:p>
          </table:table-cell>
          <table:table-cell office:value-type="string" calcext:value-type="string">
            <text:p>Teruko Mitamura and Eric H. Nyberg and rd and Jaime G. Carbonell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lingual Sentence Generation from the PIVOT Interlingua</text:p>
          </table:table-cell>
          <table:table-cell office:value-type="string" calcext:value-type="string">
            <text:p>Akitoshi Okumura and Kazunori Muraki and Susumu Akamine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/JE Machine Translation System ASTRANSAC - Extensions toward Personalization</text:p>
          </table:table-cell>
          <table:table-cell office:value-type="string" calcext:value-type="string">
            <text:p>Hideki Hirakawa and Hiroyasu Nogami and Shin-ya Amano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 High Performance Machine Translation: Preliminary Results from Massively Parallel Memory-Based Translation on SNAP</text:p>
          </table:table-cell>
          <table:table-cell office:value-type="string" calcext:value-type="string">
            <text:p>Hiroaki Kitano and Dan Moldovan and Seungho Cha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ionist and Symbolic Processing in Speech-to-Speech Translation: The JANUS System</text:p>
          </table:table-cell>
          <table:table-cell office:value-type="string" calcext:value-type="string">
            <text:p>A. N. Jain and A. E. McNair and A. Waibel and H. Saito and A. G. Hauptmann and J.Tebelskis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 an MT System without Pre-Editing - Effects of New Methods in ALT-J/E</text:p>
          </table:table-cell>
          <table:table-cell office:value-type="string" calcext:value-type="string">
            <text:p>Satoru Ikehara and Satoshi Shirai and Akio Yokoo and Hiromi Nakaiwa</text:p>
          </table:table-cell>
          <table:table-cell table:number-columns-repeated="3"/>
          <table:table-cell office:value-type="string" calcext:value-type="string">
            <text:p>Part II: System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ELIKONE Machine Translation Workstation</text:p>
          </table:table-cell>
          <table:table-cell office:value-type="string" calcext:value-type="string">
            <text:p>H. Jäppinen and K. Hartonen and L. Kulikov and A. Nykänen and A. Ylä-Rotiala</text:p>
          </table:table-cell>
          <table:table-cell office:value-type="string" calcext:value-type="string">
            <text:p>http://www.mt-archive.info/Nirenburg-1993-Jappinen.pdf</text:p>
          </table:table-cell>
          <table:table-cell table:number-columns-repeated="2"/>
          <table:table-cell office:value-type="string" calcext:value-type="string">
            <text:p>Part III: MT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ranslator’s Workbench: An Environment for Multi-Lingual Text Processing and Translation</text:p>
          </table:table-cell>
          <table:table-cell office:value-type="string" calcext:value-type="string">
            <text:p>Marianne Kugler and Gerd Heyer and Ralf Kese and Beate von Kleist-Retzowand Guenter Winkelmann</text:p>
          </table:table-cell>
          <table:table-cell table:number-columns-repeated="3"/>
          <table:table-cell office:value-type="string" calcext:value-type="string">
            <text:p>Part III: MT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on of Bilingual Lexicon Compilation</text:p>
          </table:table-cell>
          <table:table-cell office:value-type="string" calcext:value-type="string">
            <text:p>I. Arturo Trujillo and David A. Plowman</text:p>
          </table:table-cell>
          <table:table-cell table:number-columns-repeated="3"/>
          <table:table-cell office:value-type="string" calcext:value-type="string">
            <text:p>Part III: MT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vernment Support for MT in Germany</text:p>
          </table:table-cell>
          <table:table-cell office:value-type="string" calcext:value-type="string">
            <text:p>Jan-Michael Czermak</text:p>
          </table:table-cell>
          <table:table-cell office:value-type="string" calcext:value-type="string">
            <text:p>http://www.mt-archive.info/Nirenburg-1993-Czermak.pdf</text:p>
          </table:table-cell>
          <table:table-cell table:number-columns-repeated="2"/>
          <table:table-cell office:value-type="string" calcext:value-type="string">
            <text:p>Part IV: MT and National Govern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The Japanese Experience</text:p>
          </table:table-cell>
          <table:table-cell office:value-type="string" calcext:value-type="string">
            <text:p>Makoto Nagao</text:p>
          </table:table-cell>
          <table:table-cell office:value-type="string" calcext:value-type="string">
            <text:p>http://www.mt-archive.info/Nirenburg-1993-Nagao.pdf</text:p>
          </table:table-cell>
          <table:table-cell table:number-columns-repeated="2"/>
          <table:table-cell office:value-type="string" calcext:value-type="string">
            <text:p>Part IV: MT and National Govern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, the Federal Government, and the Role of Translator Associations</text:p>
          </table:table-cell>
          <table:table-cell office:value-type="string" calcext:value-type="string">
            <text:p>Deanna Hammond</text:p>
          </table:table-cell>
          <table:table-cell table:number-columns-repeated="3"/>
          <table:table-cell office:value-type="string" calcext:value-type="string">
            <text:p>Part IV: MT and National Govern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: Building the Customer Base</text:p>
          </table:table-cell>
          <table:table-cell office:value-type="string" calcext:value-type="string">
            <text:p>Howard R. Teicher and Michael Gainet and Edith Losa and Maria Pilar Martinez-Perez and Muriel Jerome O'Keeffe and Sue Walker Toledo and Michael Zarenchak</text:p>
          </table:table-cell>
          <table:table-cell table:number-columns-repeated="3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izational Use of Machine Translation Systems</text:p>
          </table:table-cell>
          <table:table-cell office:value-type="string" calcext:value-type="string">
            <text:p>Zenshiro Kawasaki</text:p>
          </table:table-cell>
          <table:table-cell office:value-type="string" calcext:value-type="string">
            <text:p>http://www.mt-archive.info/Nirenburg-1993-Kawasaki.pdf</text:p>
          </table:table-cell>
          <table:table-cell table:number-columns-repeated="2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: Matching Reality to Expectations</text:p>
          </table:table-cell>
          <table:table-cell office:value-type="string" calcext:value-type="string">
            <text:p>Joann P. Ryan</text:p>
          </table:table-cell>
          <table:table-cell office:value-type="string" calcext:value-type="string">
            <text:p>http://www.mt-archive.info/Nirenburg-1993-Ryan.pdf</text:p>
          </table:table-cell>
          <table:table-cell table:number-columns-repeated="2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pplication for the Translation Agency</text:p>
          </table:table-cell>
          <table:table-cell office:value-type="string" calcext:value-type="string">
            <text:p>Keizou Sakurai and Masahiko Ozeki and Yoshiyuki Nishihara</text:p>
          </table:table-cell>
          <table:table-cell table:number-columns-repeated="3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: MT User Experience</text:p>
          </table:table-cell>
          <table:table-cell office:value-type="string" calcext:value-type="string">
            <text:p>Muriel Vasconcellos and Bernard Scon and John Chandioux and Hideki Tanaka</text:p>
          </table:table-cell>
          <table:table-cell table:number-columns-repeated="3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: Translators and MT</text:p>
          </table:table-cell>
          <table:table-cell office:value-type="string" calcext:value-type="string">
            <text:p>Alex Gross and Claude Bédard and Harold Hille and Martin Kay and Frederick Kleinand Sergei Nirenburg</text:p>
          </table:table-cell>
          <table:table-cell table:number-columns-repeated="3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: Evaluation of MT Systems</text:p>
          </table:table-cell>
          <table:table-cell office:value-type="string" calcext:value-type="string">
            <text:p>Margaret King and Yorick Wilks and Sture Allen and Ulrich Heid and Doris Albisser</text:p>
          </table:table-cell>
          <table:table-cell table:number-columns-repeated="3"/>
          <table:table-cell office:value-type="string" calcext:value-type="string">
            <text:p>PART V: MT in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: Applications of MT Technology</text:p>
          </table:table-cell>
          <table:table-cell office:value-type="string" calcext:value-type="string">
            <text:p>Sergei Nirenburg and Rod Johnson and Richard Kitteredge and Lori Levin and Hiroshi Uchida and Steven Weinstein and Yorick Wilks and Stephen Richardson</text:p>
          </table:table-cell>
          <table:table-cell table:number-columns-repeated="3"/>
          <table:table-cell office:value-type="string" calcext:value-type="string">
            <text:p>PART VI: Applications of MT Technology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5:23:22.302156354</dc:date>
    <meta:editing-duration>PT4M58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